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205268" calcext:value-type="float">
            <text:p>0.205268</text:p>
          </table:table-cell>
          <table:table-cell office:value-type="float" office:value="-1.80489" calcext:value-type="float">
            <text:p>-1.80489</text:p>
          </table:table-cell>
          <table:table-cell office:value-type="float" office:value="3.61833" calcext:value-type="float">
            <text:p>3.61833</text:p>
          </table:table-cell>
          <table:table-cell office:value-type="float" office:value="-2.01871" calcext:value-type="float">
            <text:p>-2.01871</text:p>
          </table:table-cell>
          <table:table-cell/>
        </table:table-row>
        <table:table-row table:style-name="ro1">
          <table:table-cell table:formula="of:=[.A1]*[.A1]" office:value-type="float" office:value="0.042134951824" calcext:value-type="float">
            <text:p>0.0421349518</text:p>
          </table:table-cell>
          <table:table-cell table:formula="of:=[.B1]*[.B1]" office:value-type="float" office:value="3.2576279121" calcext:value-type="float">
            <text:p>3.2576279121</text:p>
          </table:table-cell>
          <table:table-cell table:formula="of:=[.C1]*[.C1]" office:value-type="float" office:value="13.0923119889" calcext:value-type="float">
            <text:p>13.0923119889</text:p>
          </table:table-cell>
          <table:table-cell table:formula="of:=[.D1]*[.D1]" office:value-type="float" office:value="4.0751900641" calcext:value-type="float">
            <text:p>4.0751900641</text:p>
          </table:table-cell>
          <table:table-cell table:formula="of:=SUM([.A2:.D2])" office:value-type="float" office:value="20.467264916924" calcext:value-type="float">
            <text:p>20.4672649169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-0.738226" calcext:value-type="float">
            <text:p>-0.738226</text:p>
          </table:table-cell>
          <table:table-cell office:value-type="float" office:value="26.0146" calcext:value-type="float">
            <text:p>26.0146</text:p>
          </table:table-cell>
          <table:table-cell office:value-type="float" office:value="-1.2227" calcext:value-type="float">
            <text:p>-1.2227</text:p>
          </table:table-cell>
          <table:table-cell office:value-type="float" office:value="-24.7302" calcext:value-type="float">
            <text:p>-24.7302</text:p>
          </table:table-cell>
          <table:table-cell/>
        </table:table-row>
        <table:table-row table:style-name="ro1">
          <table:table-cell table:formula="of:=[.A4]*[.A4]" office:value-type="float" office:value="0.544977627076" calcext:value-type="float">
            <text:p>0.5449776271</text:p>
          </table:table-cell>
          <table:table-cell table:formula="of:=[.B4]*[.B4]" office:value-type="float" office:value="676.75941316" calcext:value-type="float">
            <text:p>676.75941316</text:p>
          </table:table-cell>
          <table:table-cell table:formula="of:=[.C4]*[.C4]" office:value-type="float" office:value="1.49499529" calcext:value-type="float">
            <text:p>1.49499529</text:p>
          </table:table-cell>
          <table:table-cell table:formula="of:=[.D4]*[.D4]" office:value-type="float" office:value="611.58279204" calcext:value-type="float">
            <text:p>611.58279204</text:p>
          </table:table-cell>
          <table:table-cell table:formula="of:=SUM([.A5:.D5])" office:value-type="float" office:value="1290.38217811708" calcext:value-type="float">
            <text:p>1290.382178117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249911" calcext:value-type="float">
            <text:p>0.249911</text:p>
          </table:table-cell>
          <table:table-cell office:value-type="float" office:value="-1.84353" calcext:value-type="float">
            <text:p>-1.84353</text:p>
          </table:table-cell>
          <table:table-cell office:value-type="float" office:value="3.32579" calcext:value-type="float">
            <text:p>3.32579</text:p>
          </table:table-cell>
          <table:table-cell office:value-type="float" office:value="-1.73217" calcext:value-type="float">
            <text:p>-1.73217</text:p>
          </table:table-cell>
          <table:table-cell/>
        </table:table-row>
        <table:table-row table:style-name="ro1">
          <table:table-cell table:formula="of:=[.A7]*[.A7]" office:value-type="float" office:value="0.062455507921" calcext:value-type="float">
            <text:p>0.0624555079</text:p>
          </table:table-cell>
          <table:table-cell table:formula="of:=[.B7]*[.B7]" office:value-type="float" office:value="3.3986028609" calcext:value-type="float">
            <text:p>3.3986028609</text:p>
          </table:table-cell>
          <table:table-cell table:formula="of:=[.C7]*[.C7]" office:value-type="float" office:value="11.0608791241" calcext:value-type="float">
            <text:p>11.0608791241</text:p>
          </table:table-cell>
          <table:table-cell table:formula="of:=[.D7]*[.D7]" office:value-type="float" office:value="3.0004129089" calcext:value-type="float">
            <text:p>3.0004129089</text:p>
          </table:table-cell>
          <table:table-cell table:formula="of:=SUM([.A8:.D8])" office:value-type="float" office:value="17.522350401821" calcext:value-type="float">
            <text:p>17.5223504018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000113456" calcext:value-type="float">
            <text:p>0.000113456</text:p>
          </table:table-cell>
          <table:table-cell office:value-type="float" office:value="26.143" calcext:value-type="float">
            <text:p>26.143</text:p>
          </table:table-cell>
          <table:table-cell office:value-type="float" office:value="-1.2856" calcext:value-type="float">
            <text:p>-1.2856</text:p>
          </table:table-cell>
          <table:table-cell office:value-type="float" office:value="-24.857" calcext:value-type="float">
            <text:p>-24.857</text:p>
          </table:table-cell>
          <table:table-cell/>
        </table:table-row>
        <table:table-row table:style-name="ro1">
          <table:table-cell table:formula="of:=[.A10]*[.A10]" office:value-type="float" office:value="0.000000012872263936" calcext:value-type="float">
            <text:p>1.2872263936E-008</text:p>
          </table:table-cell>
          <table:table-cell table:formula="of:=[.B10]*[.B10]" office:value-type="float" office:value="683.456449" calcext:value-type="float">
            <text:p>683.456449</text:p>
          </table:table-cell>
          <table:table-cell table:formula="of:=[.C10]*[.C10]" office:value-type="float" office:value="1.65276736" calcext:value-type="float">
            <text:p>1.65276736</text:p>
          </table:table-cell>
          <table:table-cell table:formula="of:=[.D10]*[.D10]" office:value-type="float" office:value="617.870449" calcext:value-type="float">
            <text:p>617.870449</text:p>
          </table:table-cell>
          <table:table-cell table:formula="of:=SUM([.A11:.D11])" office:value-type="float" office:value="1302.97966537287" calcext:value-type="float">
            <text:p>1302.9796653729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535135" calcext:value-type="float">
            <text:p>0.535135</text:p>
          </table:table-cell>
          <table:table-cell office:value-type="float" office:value="-2.909451" calcext:value-type="float">
            <text:p>-2.909451</text:p>
          </table:table-cell>
          <table:table-cell office:value-type="float" office:value="4.99205" calcext:value-type="float">
            <text:p>4.99205</text:p>
          </table:table-cell>
          <table:table-cell office:value-type="float" office:value="-2.62268" calcext:value-type="float">
            <text:p>-2.62268</text:p>
          </table:table-cell>
          <table:table-cell/>
        </table:table-row>
        <table:table-row table:style-name="ro1">
          <table:table-cell table:formula="of:=[.A13]*[.A13]" office:value-type="float" office:value="0.286369468225" calcext:value-type="float">
            <text:p>0.2863694682</text:p>
          </table:table-cell>
          <table:table-cell table:formula="of:=[.B13]*[.B13]" office:value-type="float" office:value="8.464905121401" calcext:value-type="float">
            <text:p>8.4649051214</text:p>
          </table:table-cell>
          <table:table-cell table:formula="of:=[.C13]*[.C13]" office:value-type="float" office:value="24.9205632025" calcext:value-type="float">
            <text:p>24.9205632025</text:p>
          </table:table-cell>
          <table:table-cell table:formula="of:=[.D13]*[.D13]" office:value-type="float" office:value="6.8784503824" calcext:value-type="float">
            <text:p>6.8784503824</text:p>
          </table:table-cell>
          <table:table-cell table:formula="of:=SUM([.A14:.D14])" office:value-type="float" office:value="40.550288174526" calcext:value-type="float">
            <text:p>40.550288174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float" office:value="0.00553068" calcext:value-type="float">
            <text:p>0.00553068</text:p>
          </table:table-cell>
          <table:table-cell office:value-type="float" office:value="-0.0701684" calcext:value-type="float">
            <text:p>-0.0701684</text:p>
          </table:table-cell>
          <table:table-cell office:value-type="float" office:value="0.160782" calcext:value-type="float">
            <text:p>0.160782</text:p>
          </table:table-cell>
          <table:table-cell office:value-type="float" office:value="-0.0961443" calcext:value-type="float">
            <text:p>-0.0961443</text:p>
          </table:table-cell>
          <table:table-cell/>
        </table:table-row>
        <table:table-row table:style-name="ro1">
          <table:table-cell table:formula="of:=[.A1]*[.A1]" office:value-type="float" office:value="0.0000305884212624" calcext:value-type="float">
            <text:p>3.05884212624E-005</text:p>
          </table:table-cell>
          <table:table-cell table:formula="of:=[.B1]*[.B1]" office:value-type="float" office:value="0.00492360435856" calcext:value-type="float">
            <text:p>0.0049236044</text:p>
          </table:table-cell>
          <table:table-cell table:formula="of:=[.C1]*[.C1]" office:value-type="float" office:value="0.025850851524" calcext:value-type="float">
            <text:p>0.0258508515</text:p>
          </table:table-cell>
          <table:table-cell table:formula="of:=[.D1]*[.D1]" office:value-type="float" office:value="0.00924372642249" calcext:value-type="float">
            <text:p>0.0092437264</text:p>
          </table:table-cell>
          <table:table-cell table:formula="of:=SUM([.A2:.D2])" office:value-type="float" office:value="0.0400487707263124" calcext:value-type="float">
            <text:p>0.0400487707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00975271" calcext:value-type="float">
            <text:p>0.00975271</text:p>
          </table:table-cell>
          <table:table-cell office:value-type="float" office:value="-0.089332" calcext:value-type="float">
            <text:p>-0.089332</text:p>
          </table:table-cell>
          <table:table-cell office:value-type="float" office:value="0.180277" calcext:value-type="float">
            <text:p>0.180277</text:p>
          </table:table-cell>
          <table:table-cell office:value-type="float" office:value="-0.100698" calcext:value-type="float">
            <text:p>-0.100698</text:p>
          </table:table-cell>
          <table:table-cell/>
        </table:table-row>
        <table:table-row table:style-name="ro1">
          <table:table-cell table:formula="of:=[.A4]*[.A4]" office:value-type="float" office:value="0.0000951153523441" calcext:value-type="float">
            <text:p>9.51153523441E-005</text:p>
          </table:table-cell>
          <table:table-cell table:formula="of:=[.B4]*[.B4]" office:value-type="float" office:value="0.007980206224" calcext:value-type="float">
            <text:p>0.0079802062</text:p>
          </table:table-cell>
          <table:table-cell table:formula="of:=[.C4]*[.C4]" office:value-type="float" office:value="0.032499796729" calcext:value-type="float">
            <text:p>0.0324997967</text:p>
          </table:table-cell>
          <table:table-cell table:formula="of:=[.D4]*[.D4]" office:value-type="float" office:value="0.010140087204" calcext:value-type="float">
            <text:p>0.0101400872</text:p>
          </table:table-cell>
          <table:table-cell table:formula="of:=SUM([.A5:.D5])" office:value-type="float" office:value="0.0507152055093441" calcext:value-type="float">
            <text:p>0.0507152055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0732756" calcext:value-type="float">
            <text:p>0.0732756</text:p>
          </table:table-cell>
          <table:table-cell office:value-type="float" office:value="-0.481464" calcext:value-type="float">
            <text:p>-0.481464</text:p>
          </table:table-cell>
          <table:table-cell office:value-type="float" office:value="0.986894" calcext:value-type="float">
            <text:p>0.986894</text:p>
          </table:table-cell>
          <table:table-cell office:value-type="float" office:value="-0.576006" calcext:value-type="float">
            <text:p>-0.576006</text:p>
          </table:table-cell>
          <table:table-cell/>
        </table:table-row>
        <table:table-row table:style-name="ro1">
          <table:table-cell table:formula="of:=[.A7]*[.A7]" office:value-type="float" office:value="0.00536931355536" calcext:value-type="float">
            <text:p>0.0053693136</text:p>
          </table:table-cell>
          <table:table-cell table:formula="of:=[.B7]*[.B7]" office:value-type="float" office:value="0.231807583296" calcext:value-type="float">
            <text:p>0.2318075833</text:p>
          </table:table-cell>
          <table:table-cell table:formula="of:=[.C7]*[.C7]" office:value-type="float" office:value="0.973959767236" calcext:value-type="float">
            <text:p>0.9739597672</text:p>
          </table:table-cell>
          <table:table-cell table:formula="of:=[.D7]*[.D7]" office:value-type="float" office:value="0.331782912036" calcext:value-type="float">
            <text:p>0.331782912</text:p>
          </table:table-cell>
          <table:table-cell table:formula="of:=SUM([.A8:.D8])" office:value-type="float" office:value="1.54291957612336" calcext:value-type="float">
            <text:p>1.5429195761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634576" calcext:value-type="float">
            <text:p>0.0634576</text:p>
          </table:table-cell>
          <table:table-cell office:value-type="float" office:value="-1.47362" calcext:value-type="float">
            <text:p>-1.47362</text:p>
          </table:table-cell>
          <table:table-cell table:style-name="ce1" office:value-type="float" office:value="3.96621" calcext:value-type="float">
            <text:p>3.96621</text:p>
          </table:table-cell>
          <table:table-cell office:value-type="float" office:value="-2.55605" calcext:value-type="float">
            <text:p>-2.55605</text:p>
          </table:table-cell>
          <table:table-cell/>
        </table:table-row>
        <table:table-row table:style-name="ro1">
          <table:table-cell table:formula="of:=[.A1]*[.A1]" office:value-type="float" office:value="0.00402686699776" calcext:value-type="float">
            <text:p>0.004026867</text:p>
          </table:table-cell>
          <table:table-cell table:formula="of:=[.B1]*[.B1]" office:value-type="float" office:value="2.1715559044" calcext:value-type="float">
            <text:p>2.1715559044</text:p>
          </table:table-cell>
          <table:table-cell table:formula="of:=[.C1]*[.C1]" office:value-type="float" office:value="15.7308217641" calcext:value-type="float">
            <text:p>15.7308217641</text:p>
          </table:table-cell>
          <table:table-cell table:formula="of:=[.D1]*[.D1]" office:value-type="float" office:value="6.5333916025" calcext:value-type="float">
            <text:p>6.5333916025</text:p>
          </table:table-cell>
          <table:table-cell table:formula="of:=SUM([.A2:.D2])" office:value-type="float" office:value="24.4397961379978" calcext:value-type="float">
            <text:p>24.439796138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142489" calcext:value-type="float">
            <text:p>0.142489</text:p>
          </table:table-cell>
          <table:table-cell office:value-type="float" office:value="-1.77108" calcext:value-type="float">
            <text:p>-1.77108</text:p>
          </table:table-cell>
          <table:table-cell table:style-name="ce1" office:value-type="float" office:value="4.158877" calcext:value-type="float">
            <text:p>4.158877</text:p>
          </table:table-cell>
          <table:table-cell office:value-type="float" office:value="-2.53028" calcext:value-type="float">
            <text:p>-2.53028</text:p>
          </table:table-cell>
          <table:table-cell/>
        </table:table-row>
        <table:table-row table:style-name="ro1">
          <table:table-cell table:formula="of:=[.A4]*[.A4]" office:value-type="float" office:value="0.020303115121" calcext:value-type="float">
            <text:p>0.0203031151</text:p>
          </table:table-cell>
          <table:table-cell table:formula="of:=[.B4]*[.B4]" office:value-type="float" office:value="3.1367243664" calcext:value-type="float">
            <text:p>3.1367243664</text:p>
          </table:table-cell>
          <table:table-cell table:formula="of:=[.C4]*[.C4]" office:value-type="float" office:value="17.296257901129" calcext:value-type="float">
            <text:p>17.2962579011</text:p>
          </table:table-cell>
          <table:table-cell table:formula="of:=[.D4]*[.D4]" office:value-type="float" office:value="6.4023168784" calcext:value-type="float">
            <text:p>6.4023168784</text:p>
          </table:table-cell>
          <table:table-cell table:formula="of:=SUM([.A5:.D5])" office:value-type="float" office:value="26.85560226105" calcext:value-type="float">
            <text:p>26.855602261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0.199972" calcext:value-type="float">
            <text:p>0.199972</text:p>
          </table:table-cell>
          <table:table-cell office:value-type="float" office:value="-1.80719" calcext:value-type="float">
            <text:p>-1.80719</text:p>
          </table:table-cell>
          <table:table-cell table:style-name="ce1" office:value-type="float" office:value="4.8336" calcext:value-type="float">
            <text:p>4.8336</text:p>
          </table:table-cell>
          <table:table-cell office:value-type="float" office:value="-3.22939" calcext:value-type="float">
            <text:p>-3.22939</text:p>
          </table:table-cell>
          <table:table-cell/>
        </table:table-row>
        <table:table-row table:style-name="ro1">
          <table:table-cell table:formula="of:=[.A7]*[.A7]" office:value-type="float" office:value="0.039988800784" calcext:value-type="float">
            <text:p>0.0399888008</text:p>
          </table:table-cell>
          <table:table-cell table:formula="of:=[.B7]*[.B7]" office:value-type="float" office:value="3.2659356961" calcext:value-type="float">
            <text:p>3.2659356961</text:p>
          </table:table-cell>
          <table:table-cell table:formula="of:=[.C7]*[.C7]" office:value-type="float" office:value="23.36368896" calcext:value-type="float">
            <text:p>23.36368896</text:p>
          </table:table-cell>
          <table:table-cell table:formula="of:=[.D7]*[.D7]" office:value-type="float" office:value="10.4289597721" calcext:value-type="float">
            <text:p>10.4289597721</text:p>
          </table:table-cell>
          <table:table-cell table:formula="of:=SUM([.A8:.D8])" office:value-type="float" office:value="37.098573228984" calcext:value-type="float">
            <text:p>37.098573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1:25:01.553191883</meta:creation-date>
    <dc:date>2013-10-04T02:02:26.515068873</dc:date>
    <meta:editing-duration>PT7M14S</meta:editing-duration>
    <meta:editing-cycles>1</meta:editing-cycles>
    <meta:document-statistic meta:table-count="3" meta:cell-count="99" meta:object-count="0"/>
    <meta:generator>LibreOffice/4.1.1.2$Linux_X86_64 LibreOffice_project/410$Build-2</meta:generator>
  </office:meta>
</office:document-meta>
</file>